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ngle threa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ngle thread CUDA</text:p>
          </table:table-cell>
          <table:table-cell table:number-columns-repeated="4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1218299" calcext:value-type="float">
            <text:p>1218299</text:p>
          </table:table-cell>
          <table:table-cell table:number-columns-repeated="3"/>
          <table:table-cell office:value-type="string" calcext:value-type="string">
            <text:p>float</text:p>
          </table:table-cell>
          <table:table-cell office:value-type="float" office:value="1024" calcext:value-type="float">
            <text:p>1024</text:p>
          </table:table-cell>
          <table:table-cell office:value-type="float" office:value="1218299" calcext:value-type="float">
            <text:p>1218299</text:p>
          </table:table-cell>
          <table:table-cell office:value-type="float" office:value="3008532" calcext:value-type="float">
            <text:p>3008532</text:p>
          </table:table-cell>
          <table:table-cell office:value-type="float" office:value="10281311" calcext:value-type="float">
            <text:p>10281311</text:p>
          </table:table-cell>
          <table:table-cell office:value-type="float" office:value="40255766" calcext:value-type="float">
            <text:p>40255766</text:p>
          </table:table-cell>
        </table:table-row>
        <table:table-row table:style-name="ro1">
          <table:table-cell table:number-columns-repeated="3"/>
          <table:table-cell office:value-type="float" office:value="4407110" calcext:value-type="float">
            <text:p>4407110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 office:value-type="float" office:value="4407110" calcext:value-type="float">
            <text:p>4407110</text:p>
          </table:table-cell>
          <table:table-cell office:value-type="float" office:value="11044077" calcext:value-type="float">
            <text:p>11044077</text:p>
          </table:table-cell>
          <table:table-cell office:value-type="float" office:value="38131446" calcext:value-type="float">
            <text:p>38131446</text:p>
          </table:table-cell>
          <table:table-cell office:value-type="float" office:value="150584536" calcext:value-type="float">
            <text:p>150584536</text:p>
          </table:table-cell>
        </table:table-row>
        <table:table-row table:style-name="ro1">
          <table:table-cell table:number-columns-repeated="3"/>
          <table:table-cell office:value-type="float" office:value="20862389" calcext:value-type="float">
            <text:p>20862389</text:p>
          </table:table-cell>
          <table:table-cell office:value-type="string" calcext:value-type="string">
            <text:p>Parallel CUDA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20862389" calcext:value-type="float">
            <text:p>20862389</text:p>
          </table:table-cell>
          <table:table-cell office:value-type="float" office:value="50664908" calcext:value-type="float">
            <text:p>50664908</text:p>
          </table:table-cell>
          <table:table-cell office:value-type="float" office:value="173294896" calcext:value-type="float">
            <text:p>173294896</text:p>
          </table:table-cell>
          <table:table-cell office:value-type="float" office:value="690422867" calcext:value-type="float">
            <text:p>690422867</text:p>
          </table:table-cell>
        </table:table-row>
        <table:table-row table:style-name="ro1">
          <table:table-cell table:number-columns-repeated="3"/>
          <table:table-cell office:value-type="float" office:value="107989797" calcext:value-type="float">
            <text:p>107989797</text:p>
          </table:table-cell>
          <table:table-cell office:value-type="float" office:value="16252" calcext:value-type="float">
            <text:p>16252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07989797" calcext:value-type="float">
            <text:p>107989797</text:p>
          </table:table-cell>
          <table:table-cell office:value-type="float" office:value="231091641" calcext:value-type="float">
            <text:p>231091641</text:p>
          </table:table-cell>
          <table:table-cell office:value-type="float" office:value="735924738" calcext:value-type="float">
            <text:p>735924738</text:p>
          </table:table-cell>
          <table:table-cell office:value-type="float" office:value="2915327923" calcext:value-type="float">
            <text:p>2915327923</text:p>
          </table:table-cell>
        </table:table-row>
        <table:table-row table:style-name="ro1">
          <table:table-cell table:number-columns-repeated="3"/>
          <table:table-cell office:value-type="float" office:value="3008532" calcext:value-type="float">
            <text:p>3008532</text:p>
          </table:table-cell>
          <table:table-cell office:value-type="float" office:value="17963" calcext:value-type="float">
            <text:p>179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044077" calcext:value-type="float">
            <text:p>11044077</text:p>
          </table:table-cell>
          <table:table-cell office:value-type="float" office:value="21481" calcext:value-type="float">
            <text:p>2148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664908" calcext:value-type="float">
            <text:p>50664908</text:p>
          </table:table-cell>
          <table:table-cell office:value-type="float" office:value="88579" calcext:value-type="float">
            <text:p>88579</text:p>
          </table:table-cell>
          <table:table-cell office:value-type="string" calcext:value-type="string">
            <text:p>Shared CUDA</text:p>
          </table:table-cell>
          <table:table-cell/>
          <table:table-cell office:value-type="string" calcext:value-type="string">
            <text:p>double</text:p>
          </table:table-cell>
          <table:table-cell office:value-type="float" office:value="1024" calcext:value-type="float">
            <text:p>1024</text:p>
          </table:table-cell>
          <table:table-cell office:value-type="float" office:value="1885037" calcext:value-type="float">
            <text:p>1885037</text:p>
          </table:table-cell>
          <table:table-cell office:value-type="float" office:value="4282587" calcext:value-type="float">
            <text:p>4282587</text:p>
          </table:table-cell>
          <table:table-cell office:value-type="float" office:value="14131548" calcext:value-type="float">
            <text:p>14131548</text:p>
          </table:table-cell>
          <table:table-cell office:value-type="float" office:value="56834199" calcext:value-type="float">
            <text:p>56834199</text:p>
          </table:table-cell>
        </table:table-row>
        <table:table-row table:style-name="ro1">
          <table:table-cell table:number-columns-repeated="3"/>
          <table:table-cell office:value-type="float" office:value="231091641" calcext:value-type="float">
            <text:p>231091641</text:p>
          </table:table-cell>
          <table:table-cell office:value-type="float" office:value="494176" calcext:value-type="float">
            <text:p>494176</text:p>
          </table:table-cell>
          <table:table-cell office:value-type="float" office:value="14805" calcext:value-type="float">
            <text:p>14805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6819507" calcext:value-type="float">
            <text:p>6819507</text:p>
          </table:table-cell>
          <table:table-cell office:value-type="float" office:value="15685321" calcext:value-type="float">
            <text:p>15685321</text:p>
          </table:table-cell>
          <table:table-cell office:value-type="float" office:value="53607602" calcext:value-type="float">
            <text:p>53607602</text:p>
          </table:table-cell>
          <table:table-cell office:value-type="float" office:value="214220768" calcext:value-type="float">
            <text:p>214220768</text:p>
          </table:table-cell>
        </table:table-row>
        <table:table-row table:style-name="ro1">
          <table:table-cell table:number-columns-repeated="3"/>
          <table:table-cell office:value-type="float" office:value="10281311" calcext:value-type="float">
            <text:p>10281311</text:p>
          </table:table-cell>
          <table:table-cell office:value-type="float" office:value="2512707" calcext:value-type="float">
            <text:p>2512707</text:p>
          </table:table-cell>
          <table:table-cell office:value-type="float" office:value="34563" calcext:value-type="float">
            <text:p>34563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31946140" calcext:value-type="float">
            <text:p>31946140</text:p>
          </table:table-cell>
          <table:table-cell office:value-type="float" office:value="72109941" calcext:value-type="float">
            <text:p>72109941</text:p>
          </table:table-cell>
          <table:table-cell office:value-type="float" office:value="255897656" calcext:value-type="float">
            <text:p>255897656</text:p>
          </table:table-cell>
          <table:table-cell office:value-type="float" office:value="1052433406" calcext:value-type="float">
            <text:p>1052433406</text:p>
          </table:table-cell>
        </table:table-row>
        <table:table-row table:style-name="ro1">
          <table:table-cell table:number-columns-repeated="3"/>
          <table:table-cell office:value-type="float" office:value="38131446" calcext:value-type="float">
            <text:p>38131446</text:p>
          </table:table-cell>
          <table:table-cell office:value-type="float" office:value="49018" calcext:value-type="float">
            <text:p>49018</text:p>
          </table:table-cell>
          <table:table-cell office:value-type="float" office:value="112794" calcext:value-type="float">
            <text:p>112794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74350590" calcext:value-type="float">
            <text:p>174350590</text:p>
          </table:table-cell>
          <table:table-cell office:value-type="float" office:value="338916773" calcext:value-type="float">
            <text:p>338916773</text:p>
          </table:table-cell>
          <table:table-cell office:value-type="float" office:value="1059089885" calcext:value-type="float">
            <text:p>1059089885</text:p>
          </table:table-cell>
          <table:table-cell office:value-type="float" office:value="4552831879" calcext:value-type="float">
            <text:p>4552831879</text:p>
          </table:table-cell>
        </table:table-row>
        <table:table-row table:style-name="ro1">
          <table:table-cell table:number-columns-repeated="3"/>
          <table:table-cell office:value-type="float" office:value="173294896" calcext:value-type="float">
            <text:p>173294896</text:p>
          </table:table-cell>
          <table:table-cell office:value-type="float" office:value="59140" calcext:value-type="float">
            <text:p>59140</text:p>
          </table:table-cell>
          <table:table-cell office:value-type="float" office:value="453023" calcext:value-type="float">
            <text:p>453023</text:p>
          </table:table-cell>
          <table:table-cell/>
          <table:table-cell office:value-type="string" calcext:value-type="string">
            <text:p>Parallel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35924738" calcext:value-type="float">
            <text:p>735924738</text:p>
          </table:table-cell>
          <table:table-cell office:value-type="float" office:value="70320" calcext:value-type="float">
            <text:p>70320</text:p>
          </table:table-cell>
          <table:table-cell office:value-type="float" office:value="1799852" calcext:value-type="float">
            <text:p>1799852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40255766" calcext:value-type="float">
            <text:p>40255766</text:p>
          </table:table-cell>
          <table:table-cell office:value-type="float" office:value="333931" calcext:value-type="float">
            <text:p>333931</text:p>
          </table:table-cell>
          <table:table-cell office:value-type="float" office:value="7157661" calcext:value-type="float">
            <text:p>7157661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024" calcext:value-type="float">
            <text:p>1024</text:p>
          </table:table-cell>
          <table:table-cell office:value-type="float" office:value="16252" calcext:value-type="float">
            <text:p>16252</text:p>
          </table:table-cell>
          <table:table-cell office:value-type="float" office:value="49018" calcext:value-type="float">
            <text:p>49018</text:p>
          </table:table-cell>
          <table:table-cell office:value-type="float" office:value="237212" calcext:value-type="float">
            <text:p>237212</text:p>
          </table:table-cell>
          <table:table-cell office:value-type="float" office:value="1071112" calcext:value-type="float">
            <text:p>1071112</text:p>
          </table:table-cell>
        </table:table-row>
        <table:table-row table:style-name="ro1">
          <table:table-cell table:number-columns-repeated="3"/>
          <table:table-cell office:value-type="float" office:value="150584536" calcext:value-type="float">
            <text:p>150584536</text:p>
          </table:table-cell>
          <table:table-cell office:value-type="float" office:value="2897568" calcext:value-type="float">
            <text:p>2897568</text:p>
          </table:table-cell>
          <table:table-cell office:value-type="float" office:value="31993" calcext:value-type="float">
            <text:p>31993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7963" calcext:value-type="float">
            <text:p>17963</text:p>
          </table:table-cell>
          <table:table-cell office:value-type="float" office:value="59140" calcext:value-type="float">
            <text:p>59140</text:p>
          </table:table-cell>
          <table:table-cell office:value-type="float" office:value="265419" calcext:value-type="float">
            <text:p>265419</text:p>
          </table:table-cell>
          <table:table-cell office:value-type="float" office:value="1207382" calcext:value-type="float">
            <text:p>1207382</text:p>
          </table:table-cell>
        </table:table-row>
        <table:table-row table:style-name="ro1">
          <table:table-cell table:number-columns-repeated="3"/>
          <table:table-cell office:value-type="float" office:value="690422867" calcext:value-type="float">
            <text:p>690422867</text:p>
          </table:table-cell>
          <table:table-cell office:value-type="float" office:value="15634266" calcext:value-type="float">
            <text:p>15634266</text:p>
          </table:table-cell>
          <table:table-cell office:value-type="float" office:value="100893" calcext:value-type="float">
            <text:p>100893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1481" calcext:value-type="float">
            <text:p>21481</text:p>
          </table:table-cell>
          <table:table-cell office:value-type="float" office:value="70320" calcext:value-type="float">
            <text:p>70320</text:p>
          </table:table-cell>
          <table:table-cell office:value-type="float" office:value="284617" calcext:value-type="float">
            <text:p>284617</text:p>
          </table:table-cell>
          <table:table-cell office:value-type="float" office:value="1403427" calcext:value-type="float">
            <text:p>1403427</text:p>
          </table:table-cell>
        </table:table-row>
        <table:table-row table:style-name="ro1">
          <table:table-cell table:number-columns-repeated="3"/>
          <table:table-cell office:value-type="float" office:value="2915327923" calcext:value-type="float">
            <text:p>2915327923</text:p>
          </table:table-cell>
          <table:table-cell office:value-type="float" office:value="237212" calcext:value-type="float">
            <text:p>237212</text:p>
          </table:table-cell>
          <table:table-cell office:value-type="float" office:value="373098" calcext:value-type="float">
            <text:p>373098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8579" calcext:value-type="float">
            <text:p>88579</text:p>
          </table:table-cell>
          <table:table-cell office:value-type="float" office:value="333931" calcext:value-type="float">
            <text:p>333931</text:p>
          </table:table-cell>
          <table:table-cell office:value-type="float" office:value="2270956" calcext:value-type="float">
            <text:p>2270956</text:p>
          </table:table-cell>
          <table:table-cell office:value-type="float" office:value="12706118" calcext:value-type="float">
            <text:p>12706118</text:p>
          </table:table-cell>
        </table:table-row>
        <table:table-row table:style-name="ro1">
          <table:table-cell table:number-columns-repeated="3"/>
          <table:table-cell office:value-type="float" office:value="1885037" calcext:value-type="float">
            <text:p>1885037</text:p>
          </table:table-cell>
          <table:table-cell office:value-type="float" office:value="265419" calcext:value-type="float">
            <text:p>265419</text:p>
          </table:table-cell>
          <table:table-cell office:value-type="float" office:value="1474356" calcext:value-type="float">
            <text:p>1474356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494176" calcext:value-type="float">
            <text:p>494176</text:p>
          </table:table-cell>
          <table:table-cell office:value-type="float" office:value="2897568" calcext:value-type="float">
            <text:p>2897568</text:p>
          </table:table-cell>
          <table:table-cell office:value-type="float" office:value="17901811" calcext:value-type="float">
            <text:p>17901811</text:p>
          </table:table-cell>
          <table:table-cell office:value-type="float" office:value="91130693" calcext:value-type="float">
            <text:p>91130693</text:p>
          </table:table-cell>
        </table:table-row>
        <table:table-row table:style-name="ro1">
          <table:table-cell table:number-columns-repeated="3"/>
          <table:table-cell office:value-type="float" office:value="6819507" calcext:value-type="float">
            <text:p>6819507</text:p>
          </table:table-cell>
          <table:table-cell office:value-type="float" office:value="284617" calcext:value-type="float">
            <text:p>284617</text:p>
          </table:table-cell>
          <table:table-cell office:value-type="float" office:value="5854406" calcext:value-type="float">
            <text:p>5854406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2512707" calcext:value-type="float">
            <text:p>2512707</text:p>
          </table:table-cell>
          <table:table-cell office:value-type="float" office:value="15634266" calcext:value-type="float">
            <text:p>15634266</text:p>
          </table:table-cell>
          <table:table-cell office:value-type="float" office:value="100674362" calcext:value-type="float">
            <text:p>100674362</text:p>
          </table:table-cell>
          <table:table-cell office:value-type="float" office:value="454740740" calcext:value-type="float">
            <text:p>454740740</text:p>
          </table:table-cell>
        </table:table-row>
        <table:table-row table:style-name="ro1">
          <table:table-cell table:number-columns-repeated="3"/>
          <table:table-cell office:value-type="float" office:value="31946140" calcext:value-type="float">
            <text:p>31946140</text:p>
          </table:table-cell>
          <table:table-cell office:value-type="float" office:value="2270956" calcext:value-type="float">
            <text:p>2270956</text:p>
          </table:table-cell>
          <table:table-cell office:value-type="float" office:value="23357294" calcext:value-type="float">
            <text:p>2335729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4350590" calcext:value-type="float">
            <text:p>174350590</text:p>
          </table:table-cell>
          <table:table-cell office:value-type="float" office:value="17901811" calcext:value-type="float">
            <text:p>17901811</text:p>
          </table:table-cell>
          <table:table-cell office:value-type="float" office:value="103154" calcext:value-type="float">
            <text:p>103154</text:p>
          </table:table-cell>
          <table:table-cell/>
          <table:table-cell office:value-type="string" calcext:value-type="string">
            <text:p>double</text:p>
          </table:table-cell>
          <table:table-cell office:value-type="float" office:value="1024" calcext:value-type="float">
            <text:p>1024</text:p>
          </table:table-cell>
          <table:table-cell office:value-type="float" office:value="22223" calcext:value-type="float">
            <text:p>22223</text:p>
          </table:table-cell>
          <table:table-cell office:value-type="float" office:value="77478" calcext:value-type="float">
            <text:p>77478</text:p>
          </table:table-cell>
          <table:table-cell office:value-type="float" office:value="321386" calcext:value-type="float">
            <text:p>321386</text:p>
          </table:table-cell>
          <table:table-cell office:value-type="float" office:value="1259838" calcext:value-type="float">
            <text:p>1259838</text:p>
          </table:table-cell>
        </table:table-row>
        <table:table-row table:style-name="ro1">
          <table:table-cell table:number-columns-repeated="3"/>
          <table:table-cell office:value-type="float" office:value="4282587" calcext:value-type="float">
            <text:p>4282587</text:p>
          </table:table-cell>
          <table:table-cell office:value-type="float" office:value="100674362" calcext:value-type="float">
            <text:p>100674362</text:p>
          </table:table-cell>
          <table:table-cell office:value-type="float" office:value="370955" calcext:value-type="float">
            <text:p>370955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24187" calcext:value-type="float">
            <text:p>24187</text:p>
          </table:table-cell>
          <table:table-cell office:value-type="float" office:value="80767" calcext:value-type="float">
            <text:p>80767</text:p>
          </table:table-cell>
          <table:table-cell office:value-type="float" office:value="353929" calcext:value-type="float">
            <text:p>353929</text:p>
          </table:table-cell>
          <table:table-cell office:value-type="float" office:value="1388838" calcext:value-type="float">
            <text:p>1388838</text:p>
          </table:table-cell>
        </table:table-row>
        <table:table-row table:style-name="ro1">
          <table:table-cell table:number-columns-repeated="3"/>
          <table:table-cell office:value-type="float" office:value="15685321" calcext:value-type="float">
            <text:p>15685321</text:p>
          </table:table-cell>
          <table:table-cell office:value-type="float" office:value="1071112" calcext:value-type="float">
            <text:p>1071112</text:p>
          </table:table-cell>
          <table:table-cell office:value-type="float" office:value="1434000" calcext:value-type="float">
            <text:p>1434000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6957" calcext:value-type="float">
            <text:p>26957</text:p>
          </table:table-cell>
          <table:table-cell office:value-type="float" office:value="87419" calcext:value-type="float">
            <text:p>87419</text:p>
          </table:table-cell>
          <table:table-cell office:value-type="float" office:value="459472" calcext:value-type="float">
            <text:p>459472</text:p>
          </table:table-cell>
          <table:table-cell office:value-type="float" office:value="2237395" calcext:value-type="float">
            <text:p>2237395</text:p>
          </table:table-cell>
        </table:table-row>
        <table:table-row table:style-name="ro1">
          <table:table-cell table:number-columns-repeated="3"/>
          <table:table-cell office:value-type="float" office:value="72109941" calcext:value-type="float">
            <text:p>72109941</text:p>
          </table:table-cell>
          <table:table-cell office:value-type="float" office:value="1207382" calcext:value-type="float">
            <text:p>1207382</text:p>
          </table:table-cell>
          <table:table-cell office:value-type="float" office:value="5715789" calcext:value-type="float">
            <text:p>5715789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127142" calcext:value-type="float">
            <text:p>127142</text:p>
          </table:table-cell>
          <table:table-cell office:value-type="float" office:value="604028" calcext:value-type="float">
            <text:p>604028</text:p>
          </table:table-cell>
          <table:table-cell office:value-type="float" office:value="3550976" calcext:value-type="float">
            <text:p>3550976</text:p>
          </table:table-cell>
          <table:table-cell office:value-type="float" office:value="18297929" calcext:value-type="float">
            <text:p>18297929</text:p>
          </table:table-cell>
        </table:table-row>
        <table:table-row table:style-name="ro1">
          <table:table-cell table:number-columns-repeated="3"/>
          <table:table-cell office:value-type="float" office:value="338916773" calcext:value-type="float">
            <text:p>338916773</text:p>
          </table:table-cell>
          <table:table-cell office:value-type="float" office:value="1403427" calcext:value-type="float">
            <text:p>1403427</text:p>
          </table:table-cell>
          <table:table-cell office:value-type="float" office:value="22754945" calcext:value-type="float">
            <text:p>22754945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738435" calcext:value-type="float">
            <text:p>738435</text:p>
          </table:table-cell>
          <table:table-cell office:value-type="float" office:value="4076411" calcext:value-type="float">
            <text:p>4076411</text:p>
          </table:table-cell>
          <table:table-cell office:value-type="float" office:value="22761456" calcext:value-type="float">
            <text:p>22761456</text:p>
          </table:table-cell>
          <table:table-cell office:value-type="float" office:value="109959226" calcext:value-type="float">
            <text:p>109959226</text:p>
          </table:table-cell>
        </table:table-row>
        <table:table-row table:style-name="ro1">
          <table:table-cell table:number-columns-repeated="3"/>
          <table:table-cell office:value-type="float" office:value="14131548" calcext:value-type="float">
            <text:p>14131548</text:p>
          </table:table-cell>
          <table:table-cell office:value-type="float" office:value="12706118" calcext:value-type="float">
            <text:p>12706118</text:p>
          </table:table-cell>
          <table:table-cell office:value-type="float" office:value="91042336" calcext:value-type="float">
            <text:p>91042336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3590142" calcext:value-type="float">
            <text:p>3590142</text:p>
          </table:table-cell>
          <table:table-cell office:value-type="float" office:value="22763847" calcext:value-type="float">
            <text:p>22763847</text:p>
          </table:table-cell>
          <table:table-cell office:value-type="float" office:value="121746953" calcext:value-type="float">
            <text:p>121746953</text:p>
          </table:table-cell>
          <table:table-cell office:value-type="float" office:value="509494218" calcext:value-type="float">
            <text:p>509494218</text:p>
          </table:table-cell>
        </table:table-row>
        <table:table-row table:style-name="ro1">
          <table:table-cell table:number-columns-repeated="3"/>
          <table:table-cell office:value-type="float" office:value="53607602" calcext:value-type="float">
            <text:p>53607602</text:p>
          </table:table-cell>
          <table:table-cell office:value-type="float" office:value="91130693" calcext:value-type="float">
            <text:p>91130693</text:p>
          </table:table-cell>
          <table:table-cell office:value-type="float" office:value="403863" calcext:value-type="float">
            <text:p>4038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5897656" calcext:value-type="float">
            <text:p>255897656</text:p>
          </table:table-cell>
          <table:table-cell office:value-type="float" office:value="454740740" calcext:value-type="float">
            <text:p>454740740</text:p>
          </table:table-cell>
          <table:table-cell office:value-type="float" office:value="1464809" calcext:value-type="float">
            <text:p>1464809</text:p>
          </table:table-cell>
          <table:table-cell/>
          <table:table-cell office:value-type="string" calcext:value-type="string">
            <text:p>Shar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059089885" calcext:value-type="float">
            <text:p>1059089885</text:p>
          </table:table-cell>
          <table:table-cell office:value-type="float" office:value="22223" calcext:value-type="float">
            <text:p>22223</text:p>
          </table:table-cell>
          <table:table-cell office:value-type="float" office:value="5756014" calcext:value-type="float">
            <text:p>5756014</text:p>
          </table:table-cell>
          <table:table-cell table:number-columns-repeated="2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office:value-type="float" office:value="56834199" calcext:value-type="float">
            <text:p>56834199</text:p>
          </table:table-cell>
          <table:table-cell office:value-type="float" office:value="24187" calcext:value-type="float">
            <text:p>24187</text:p>
          </table:table-cell>
          <table:table-cell office:value-type="float" office:value="22874783" calcext:value-type="float">
            <text:p>22874783</text:p>
          </table:table-cell>
          <table:table-cell/>
          <table:table-cell office:value-type="string" calcext:value-type="string">
            <text:p>float</text:p>
          </table:table-cell>
          <table:table-cell office:value-type="float" office:value="1024" calcext:value-type="float">
            <text:p>1024</text:p>
          </table:table-cell>
          <table:table-cell office:value-type="float" office:value="14805" calcext:value-type="float">
            <text:p>14805</text:p>
          </table:table-cell>
          <table:table-cell office:value-type="float" office:value="31993" calcext:value-type="float">
            <text:p>31993</text:p>
          </table:table-cell>
          <table:table-cell office:value-type="float" office:value="103154" calcext:value-type="float">
            <text:p>103154</text:p>
          </table:table-cell>
          <table:table-cell office:value-type="float" office:value="403863" calcext:value-type="float">
            <text:p>403863</text:p>
          </table:table-cell>
        </table:table-row>
        <table:table-row table:style-name="ro1">
          <table:table-cell table:number-columns-repeated="3"/>
          <table:table-cell office:value-type="float" office:value="214220768" calcext:value-type="float">
            <text:p>214220768</text:p>
          </table:table-cell>
          <table:table-cell office:value-type="float" office:value="26957" calcext:value-type="float">
            <text:p>26957</text:p>
          </table:table-cell>
          <table:table-cell office:value-type="float" office:value="91328143" calcext:value-type="float">
            <text:p>91328143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4563" calcext:value-type="float">
            <text:p>34563</text:p>
          </table:table-cell>
          <table:table-cell office:value-type="float" office:value="100893" calcext:value-type="float">
            <text:p>100893</text:p>
          </table:table-cell>
          <table:table-cell office:value-type="float" office:value="370955" calcext:value-type="float">
            <text:p>370955</text:p>
          </table:table-cell>
          <table:table-cell office:value-type="float" office:value="1464809" calcext:value-type="float">
            <text:p>1464809</text:p>
          </table:table-cell>
        </table:table-row>
        <table:table-row table:style-name="ro1">
          <table:table-cell table:number-columns-repeated="3"/>
          <table:table-cell office:value-type="float" office:value="1052433406" calcext:value-type="float">
            <text:p>1052433406</text:p>
          </table:table-cell>
          <table:table-cell office:value-type="float" office:value="127142" calcext:value-type="float">
            <text:p>127142</text:p>
          </table:table-cell>
          <table:table-cell office:value-type="float" office:value="365554519" calcext:value-type="float">
            <text:p>365554519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12794" calcext:value-type="float">
            <text:p>112794</text:p>
          </table:table-cell>
          <table:table-cell office:value-type="float" office:value="373098" calcext:value-type="float">
            <text:p>373098</text:p>
          </table:table-cell>
          <table:table-cell office:value-type="float" office:value="1434000" calcext:value-type="float">
            <text:p>1434000</text:p>
          </table:table-cell>
          <table:table-cell office:value-type="float" office:value="5756014" calcext:value-type="float">
            <text:p>5756014</text:p>
          </table:table-cell>
        </table:table-row>
        <table:table-row table:style-name="ro1">
          <table:table-cell table:number-columns-repeated="3"/>
          <table:table-cell office:value-type="float" office:value="4552831879" calcext:value-type="float">
            <text:p>4552831879</text:p>
          </table:table-cell>
          <table:table-cell office:value-type="float" office:value="738435" calcext:value-type="float">
            <text:p>73843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453023" calcext:value-type="float">
            <text:p>453023</text:p>
          </table:table-cell>
          <table:table-cell office:value-type="float" office:value="1474356" calcext:value-type="float">
            <text:p>1474356</text:p>
          </table:table-cell>
          <table:table-cell office:value-type="float" office:value="5715789" calcext:value-type="float">
            <text:p>5715789</text:p>
          </table:table-cell>
          <table:table-cell office:value-type="float" office:value="22874783" calcext:value-type="float">
            <text:p>22874783</text:p>
          </table:table-cell>
        </table:table-row>
        <table:table-row table:style-name="ro1">
          <table:table-cell table:number-columns-repeated="4"/>
          <table:table-cell office:value-type="float" office:value="3590142" calcext:value-type="float">
            <text:p>3590142</text:p>
          </table:table-cell>
          <table:table-cell office:value-type="float" office:value="36097" calcext:value-type="float">
            <text:p>36097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1799852" calcext:value-type="float">
            <text:p>1799852</text:p>
          </table:table-cell>
          <table:table-cell office:value-type="float" office:value="5854406" calcext:value-type="float">
            <text:p>5854406</text:p>
          </table:table-cell>
          <table:table-cell office:value-type="float" office:value="22754945" calcext:value-type="float">
            <text:p>22754945</text:p>
          </table:table-cell>
          <table:table-cell office:value-type="float" office:value="91328143" calcext:value-type="float">
            <text:p>91328143</text:p>
          </table:table-cell>
        </table:table-row>
        <table:table-row table:style-name="ro1">
          <table:table-cell table:number-columns-repeated="4"/>
          <table:table-cell office:value-type="float" office:value="77478" calcext:value-type="float">
            <text:p>77478</text:p>
          </table:table-cell>
          <table:table-cell office:value-type="float" office:value="119009" calcext:value-type="float">
            <text:p>119009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7157661" calcext:value-type="float">
            <text:p>7157661</text:p>
          </table:table-cell>
          <table:table-cell office:value-type="float" office:value="23357294" calcext:value-type="float">
            <text:p>23357294</text:p>
          </table:table-cell>
          <table:table-cell office:value-type="float" office:value="91042336" calcext:value-type="float">
            <text:p>91042336</text:p>
          </table:table-cell>
          <table:table-cell office:value-type="float" office:value="365554519" calcext:value-type="float">
            <text:p>365554519</text:p>
          </table:table-cell>
        </table:table-row>
        <table:table-row table:style-name="ro1">
          <table:table-cell table:number-columns-repeated="4"/>
          <table:table-cell office:value-type="float" office:value="80767" calcext:value-type="float">
            <text:p>80767</text:p>
          </table:table-cell>
          <table:table-cell office:value-type="float" office:value="478648" calcext:value-type="float">
            <text:p>4786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7419" calcext:value-type="float">
            <text:p>87419</text:p>
          </table:table-cell>
          <table:table-cell office:value-type="float" office:value="1892731" calcext:value-type="float">
            <text:p>1892731</text:p>
          </table:table-cell>
          <table:table-cell/>
          <table:table-cell office:value-type="string" calcext:value-type="string">
            <text:p>dou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4"/>
          <table:table-cell office:value-type="float" office:value="604028" calcext:value-type="float">
            <text:p>604028</text:p>
          </table:table-cell>
          <table:table-cell office:value-type="float" office:value="7563477" calcext:value-type="float">
            <text:p>7563477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5119" calcext:value-type="float">
            <text:p>15119</text:p>
          </table:table-cell>
          <table:table-cell office:value-type="float" office:value="33846" calcext:value-type="float">
            <text:p>33846</text:p>
          </table:table-cell>
          <table:table-cell office:value-type="float" office:value="111353" calcext:value-type="float">
            <text:p>111353</text:p>
          </table:table-cell>
          <table:table-cell office:value-type="float" office:value="438585" calcext:value-type="float">
            <text:p>438585</text:p>
          </table:table-cell>
        </table:table-row>
        <table:table-row table:style-name="ro1">
          <table:table-cell table:number-columns-repeated="4"/>
          <table:table-cell office:value-type="float" office:value="4076411" calcext:value-type="float">
            <text:p>4076411</text:p>
          </table:table-cell>
          <table:table-cell office:value-type="float" office:value="33846" calcext:value-type="float">
            <text:p>33846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36097" calcext:value-type="float">
            <text:p>36097</text:p>
          </table:table-cell>
          <table:table-cell office:value-type="float" office:value="108038" calcext:value-type="float">
            <text:p>108038</text:p>
          </table:table-cell>
          <table:table-cell office:value-type="float" office:value="404711" calcext:value-type="float">
            <text:p>404711</text:p>
          </table:table-cell>
          <table:table-cell office:value-type="float" office:value="1583031" calcext:value-type="float">
            <text:p>1583031</text:p>
          </table:table-cell>
        </table:table-row>
        <table:table-row table:style-name="ro1">
          <table:table-cell table:number-columns-repeated="4"/>
          <table:table-cell office:value-type="float" office:value="22763847" calcext:value-type="float">
            <text:p>22763847</text:p>
          </table:table-cell>
          <table:table-cell office:value-type="float" office:value="108038" calcext:value-type="float">
            <text:p>10803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19009" calcext:value-type="float">
            <text:p>119009</text:p>
          </table:table-cell>
          <table:table-cell office:value-type="float" office:value="401872" calcext:value-type="float">
            <text:p>401872</text:p>
          </table:table-cell>
          <table:table-cell office:value-type="float" office:value="1574650" calcext:value-type="float">
            <text:p>1574650</text:p>
          </table:table-cell>
          <table:table-cell office:value-type="float" office:value="6235729" calcext:value-type="float">
            <text:p>6235729</text:p>
          </table:table-cell>
        </table:table-row>
        <table:table-row table:style-name="ro1">
          <table:table-cell table:number-columns-repeated="4"/>
          <table:table-cell office:value-type="float" office:value="321386" calcext:value-type="float">
            <text:p>321386</text:p>
          </table:table-cell>
          <table:table-cell office:value-type="float" office:value="401872" calcext:value-type="float">
            <text:p>401872</text:p>
          </table:table-cell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478648" calcext:value-type="float">
            <text:p>478648</text:p>
          </table:table-cell>
          <table:table-cell office:value-type="float" office:value="1595437" calcext:value-type="float">
            <text:p>1595437</text:p>
          </table:table-cell>
          <table:table-cell office:value-type="float" office:value="6255478" calcext:value-type="float">
            <text:p>6255478</text:p>
          </table:table-cell>
          <table:table-cell office:value-type="float" office:value="24802539" calcext:value-type="float">
            <text:p>24802539</text:p>
          </table:table-cell>
        </table:table-row>
        <table:table-row table:style-name="ro1">
          <table:table-cell table:number-columns-repeated="4"/>
          <table:table-cell office:value-type="float" office:value="353929" calcext:value-type="float">
            <text:p>353929</text:p>
          </table:table-cell>
          <table:table-cell office:value-type="float" office:value="1595437" calcext:value-type="float">
            <text:p>1595437</text:p>
          </table:table-cell>
          <table:table-cell table:number-columns-repeated="2"/>
          <table:table-cell office:value-type="float" office:value="262144" calcext:value-type="float">
            <text:p>262144</text:p>
          </table:table-cell>
          <table:table-cell office:value-type="float" office:value="1892731" calcext:value-type="float">
            <text:p>1892731</text:p>
          </table:table-cell>
          <table:table-cell office:value-type="float" office:value="6311879" calcext:value-type="float">
            <text:p>6311879</text:p>
          </table:table-cell>
          <table:table-cell office:value-type="float" office:value="24955393" calcext:value-type="float">
            <text:p>24955393</text:p>
          </table:table-cell>
          <table:table-cell office:value-type="float" office:value="99042583" calcext:value-type="float">
            <text:p>99042583</text:p>
          </table:table-cell>
        </table:table-row>
        <table:table-row table:style-name="ro1">
          <table:table-cell table:number-columns-repeated="4"/>
          <table:table-cell office:value-type="float" office:value="459472" calcext:value-type="float">
            <text:p>459472</text:p>
          </table:table-cell>
          <table:table-cell office:value-type="float" office:value="6311879" calcext:value-type="float">
            <text:p>6311879</text:p>
          </table:table-cell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7563477" calcext:value-type="float">
            <text:p>7563477</text:p>
          </table:table-cell>
          <table:table-cell office:value-type="float" office:value="25272080" calcext:value-type="float">
            <text:p>25272080</text:p>
          </table:table-cell>
          <table:table-cell office:value-type="float" office:value="99938040" calcext:value-type="float">
            <text:p>99938040</text:p>
          </table:table-cell>
          <table:table-cell office:value-type="float" office:value="396423355" calcext:value-type="float">
            <text:p>396423355</text:p>
          </table:table-cell>
        </table:table-row>
        <table:table-row table:style-name="ro1">
          <table:table-cell table:number-columns-repeated="4"/>
          <table:table-cell office:value-type="float" office:value="3550976" calcext:value-type="float">
            <text:p>3550976</text:p>
          </table:table-cell>
          <table:table-cell office:value-type="float" office:value="25272080" calcext:value-type="float">
            <text:p>252720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761456" calcext:value-type="float">
            <text:p>22761456</text:p>
          </table:table-cell>
          <table:table-cell office:value-type="float" office:value="111353" calcext:value-type="float">
            <text:p>1113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1746953" calcext:value-type="float">
            <text:p>121746953</text:p>
          </table:table-cell>
          <table:table-cell office:value-type="float" office:value="404711" calcext:value-type="float">
            <text:p>4047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59838" calcext:value-type="float">
            <text:p>1259838</text:p>
          </table:table-cell>
          <table:table-cell office:value-type="float" office:value="1574650" calcext:value-type="float">
            <text:p>157465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88838" calcext:value-type="float">
            <text:p>1388838</text:p>
          </table:table-cell>
          <table:table-cell office:value-type="float" office:value="6255478" calcext:value-type="float">
            <text:p>625547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37395" calcext:value-type="float">
            <text:p>2237395</text:p>
          </table:table-cell>
          <table:table-cell office:value-type="float" office:value="24955393" calcext:value-type="float">
            <text:p>2495539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297929" calcext:value-type="float">
            <text:p>18297929</text:p>
          </table:table-cell>
          <table:table-cell office:value-type="float" office:value="99938040" calcext:value-type="float">
            <text:p>9993804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9959226" calcext:value-type="float">
            <text:p>109959226</text:p>
          </table:table-cell>
          <table:table-cell office:value-type="float" office:value="438585" calcext:value-type="float">
            <text:p>4385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09494218" calcext:value-type="float">
            <text:p>509494218</text:p>
          </table:table-cell>
          <table:table-cell office:value-type="float" office:value="1583031" calcext:value-type="float">
            <text:p>15830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235729" calcext:value-type="float">
            <text:p>62357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24802539" calcext:value-type="float">
            <text:p>248025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99042583" calcext:value-type="float">
            <text:p>990425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6423355" calcext:value-type="float">
            <text:p>396423355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ingle thread OMP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442" calcext:value-type="float">
            <text:p>47442</text:p>
          </table:table-cell>
          <table:table-cell table:number-columns-repeated="3"/>
          <table:table-cell office:value-type="string" calcext:value-type="string">
            <text:p>Single threa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4455" calcext:value-type="float">
            <text:p>174455</text:p>
          </table:table-cell>
          <table:table-cell office:value-type="string" calcext:value-type="string">
            <text:p>Parallel OMP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812390" calcext:value-type="float">
            <text:p>812390</text:p>
          </table:table-cell>
          <table:table-cell office:value-type="float" office:value="415892" calcext:value-type="float">
            <text:p>415892</text:p>
          </table:table-cell>
          <table:table-cell table:number-columns-repeated="2"/>
          <table:table-cell office:value-type="string" calcext:value-type="string">
            <text:p>float</text:p>
          </table:table-cell>
          <table:table-cell office:value-type="float" office:value="1024" calcext:value-type="float">
            <text:p>1024</text:p>
          </table:table-cell>
          <table:table-cell office:value-type="float" office:value="47442" calcext:value-type="float">
            <text:p>47442</text:p>
          </table:table-cell>
          <table:table-cell office:value-type="float" office:value="180869" calcext:value-type="float">
            <text:p>180869</text:p>
          </table:table-cell>
          <table:table-cell office:value-type="float" office:value="883853" calcext:value-type="float">
            <text:p>883853</text:p>
          </table:table-cell>
          <table:table-cell office:value-type="float" office:value="3340581" calcext:value-type="float">
            <text:p>3340581</text:p>
          </table:table-cell>
        </table:table-row>
        <table:table-row table:style-name="ro1">
          <table:table-cell/>
          <table:table-cell office:value-type="float" office:value="4495861" calcext:value-type="float">
            <text:p>4495861</text:p>
          </table:table-cell>
          <table:table-cell office:value-type="float" office:value="76163" calcext:value-type="float">
            <text:p>76163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174455" calcext:value-type="float">
            <text:p>174455</text:p>
          </table:table-cell>
          <table:table-cell office:value-type="float" office:value="657720" calcext:value-type="float">
            <text:p>657720</text:p>
          </table:table-cell>
          <table:table-cell office:value-type="float" office:value="3222772" calcext:value-type="float">
            <text:p>3222772</text:p>
          </table:table-cell>
          <table:table-cell office:value-type="float" office:value="12053938" calcext:value-type="float">
            <text:p>12053938</text:p>
          </table:table-cell>
        </table:table-row>
        <table:table-row table:style-name="ro1">
          <table:table-cell/>
          <table:table-cell office:value-type="float" office:value="27524437" calcext:value-type="float">
            <text:p>27524437</text:p>
          </table:table-cell>
          <table:table-cell office:value-type="float" office:value="113974" calcext:value-type="float">
            <text:p>113974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812390" calcext:value-type="float">
            <text:p>812390</text:p>
          </table:table-cell>
          <table:table-cell office:value-type="float" office:value="3111681" calcext:value-type="float">
            <text:p>3111681</text:p>
          </table:table-cell>
          <table:table-cell office:value-type="float" office:value="14678436" calcext:value-type="float">
            <text:p>14678436</text:p>
          </table:table-cell>
          <table:table-cell office:value-type="float" office:value="55656820" calcext:value-type="float">
            <text:p>55656820</text:p>
          </table:table-cell>
        </table:table-row>
        <table:table-row table:style-name="ro1">
          <table:table-cell/>
          <table:table-cell office:value-type="float" office:value="115251711" calcext:value-type="float">
            <text:p>115251711</text:p>
          </table:table-cell>
          <table:table-cell office:value-type="float" office:value="195778" calcext:value-type="float">
            <text:p>195778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4495861" calcext:value-type="float">
            <text:p>4495861</text:p>
          </table:table-cell>
          <table:table-cell office:value-type="float" office:value="14129489" calcext:value-type="float">
            <text:p>14129489</text:p>
          </table:table-cell>
          <table:table-cell office:value-type="float" office:value="69137750" calcext:value-type="float">
            <text:p>69137750</text:p>
          </table:table-cell>
          <table:table-cell office:value-type="float" office:value="239298551" calcext:value-type="float">
            <text:p>239298551</text:p>
          </table:table-cell>
        </table:table-row>
        <table:table-row table:style-name="ro1">
          <table:table-cell/>
          <table:table-cell office:value-type="float" office:value="180869" calcext:value-type="float">
            <text:p>180869</text:p>
          </table:table-cell>
          <table:table-cell office:value-type="float" office:value="919406" calcext:value-type="float">
            <text:p>919406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27524437" calcext:value-type="float">
            <text:p>27524437</text:p>
          </table:table-cell>
          <table:table-cell office:value-type="float" office:value="76291155" calcext:value-type="float">
            <text:p>76291155</text:p>
          </table:table-cell>
          <table:table-cell office:value-type="float" office:value="259707736" calcext:value-type="float">
            <text:p>259707736</text:p>
          </table:table-cell>
          <table:table-cell office:value-type="float" office:value="953714753" calcext:value-type="float">
            <text:p>953714753</text:p>
          </table:table-cell>
        </table:table-row>
        <table:table-row table:style-name="ro1">
          <table:table-cell/>
          <table:table-cell office:value-type="float" office:value="657720" calcext:value-type="float">
            <text:p>657720</text:p>
          </table:table-cell>
          <table:table-cell office:value-type="float" office:value="25446311" calcext:value-type="float">
            <text:p>25446311</text:p>
          </table:table-cell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115251711" calcext:value-type="float">
            <text:p>115251711</text:p>
          </table:table-cell>
          <table:table-cell office:value-type="float" office:value="506327253" calcext:value-type="float">
            <text:p>506327253</text:p>
          </table:table-cell>
          <table:table-cell office:value-type="float" office:value="1278463196" calcext:value-type="float">
            <text:p>1278463196</text:p>
          </table:table-cell>
          <table:table-cell office:value-type="float" office:value="4638120924" calcext:value-type="float">
            <text:p>4638120924</text:p>
          </table:table-cell>
        </table:table-row>
        <table:table-row table:style-name="ro1">
          <table:table-cell/>
          <table:table-cell office:value-type="float" office:value="3111681" calcext:value-type="float">
            <text:p>3111681</text:p>
          </table:table-cell>
          <table:table-cell office:value-type="float" office:value="97182" calcext:value-type="float">
            <text:p>9718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129489" calcext:value-type="float">
            <text:p>14129489</text:p>
          </table:table-cell>
          <table:table-cell office:value-type="float" office:value="209199" calcext:value-type="float">
            <text:p>20919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291155" calcext:value-type="float">
            <text:p>76291155</text:p>
          </table:table-cell>
          <table:table-cell office:value-type="float" office:value="261209" calcext:value-type="float">
            <text:p>261209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506327253" calcext:value-type="float">
            <text:p>506327253</text:p>
          </table:table-cell>
          <table:table-cell office:value-type="float" office:value="811880" calcext:value-type="float">
            <text:p>811880</text:p>
          </table:table-cell>
          <table:table-cell table:number-columns-repeated="2"/>
          <table:table-cell office:value-type="string" calcext:value-type="string">
            <text:p>double</text:p>
          </table:table-cell>
          <table:table-cell office:value-type="float" office:value="1024" calcext:value-type="float">
            <text:p>1024</text:p>
          </table:table-cell>
          <table:table-cell office:value-type="float" office:value="56284" calcext:value-type="float">
            <text:p>56284</text:p>
          </table:table-cell>
          <table:table-cell office:value-type="float" office:value="214835" calcext:value-type="float">
            <text:p>214835</text:p>
          </table:table-cell>
          <table:table-cell office:value-type="float" office:value="728497" calcext:value-type="float">
            <text:p>728497</text:p>
          </table:table-cell>
          <table:table-cell office:value-type="float" office:value="2956393" calcext:value-type="float">
            <text:p>2956393</text:p>
          </table:table-cell>
        </table:table-row>
        <table:table-row table:style-name="ro1">
          <table:table-cell/>
          <table:table-cell office:value-type="float" office:value="883853" calcext:value-type="float">
            <text:p>883853</text:p>
          </table:table-cell>
          <table:table-cell office:value-type="float" office:value="4760440" calcext:value-type="float">
            <text:p>4760440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211011" calcext:value-type="float">
            <text:p>211011</text:p>
          </table:table-cell>
          <table:table-cell office:value-type="float" office:value="805622" calcext:value-type="float">
            <text:p>805622</text:p>
          </table:table-cell>
          <table:table-cell office:value-type="float" office:value="2673904" calcext:value-type="float">
            <text:p>2673904</text:p>
          </table:table-cell>
          <table:table-cell office:value-type="float" office:value="10831307" calcext:value-type="float">
            <text:p>10831307</text:p>
          </table:table-cell>
        </table:table-row>
        <table:table-row table:style-name="ro1">
          <table:table-cell/>
          <table:table-cell office:value-type="float" office:value="3222772" calcext:value-type="float">
            <text:p>3222772</text:p>
          </table:table-cell>
          <table:table-cell office:value-type="float" office:value="33266348" calcext:value-type="float">
            <text:p>33266348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10191" calcext:value-type="float">
            <text:p>1110191</text:p>
          </table:table-cell>
          <table:table-cell office:value-type="float" office:value="3793861" calcext:value-type="float">
            <text:p>3793861</text:p>
          </table:table-cell>
          <table:table-cell office:value-type="float" office:value="12568883" calcext:value-type="float">
            <text:p>12568883</text:p>
          </table:table-cell>
          <table:table-cell office:value-type="float" office:value="50532536" calcext:value-type="float">
            <text:p>50532536</text:p>
          </table:table-cell>
        </table:table-row>
        <table:table-row table:style-name="ro1">
          <table:table-cell/>
          <table:table-cell office:value-type="float" office:value="14678436" calcext:value-type="float">
            <text:p>14678436</text:p>
          </table:table-cell>
          <table:table-cell office:value-type="float" office:value="107056" calcext:value-type="float">
            <text:p>107056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9067686" calcext:value-type="float">
            <text:p>9067686</text:p>
          </table:table-cell>
          <table:table-cell office:value-type="float" office:value="21132878" calcext:value-type="float">
            <text:p>21132878</text:p>
          </table:table-cell>
          <table:table-cell office:value-type="float" office:value="66413981" calcext:value-type="float">
            <text:p>66413981</text:p>
          </table:table-cell>
          <table:table-cell office:value-type="float" office:value="234861674" calcext:value-type="float">
            <text:p>234861674</text:p>
          </table:table-cell>
        </table:table-row>
        <table:table-row table:style-name="ro1">
          <table:table-cell/>
          <table:table-cell office:value-type="float" office:value="69137750" calcext:value-type="float">
            <text:p>69137750</text:p>
          </table:table-cell>
          <table:table-cell office:value-type="float" office:value="262295" calcext:value-type="float">
            <text:p>262295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40855366" calcext:value-type="float">
            <text:p>40855366</text:p>
          </table:table-cell>
          <table:table-cell office:value-type="float" office:value="76762215" calcext:value-type="float">
            <text:p>76762215</text:p>
          </table:table-cell>
          <table:table-cell office:value-type="float" office:value="236235083" calcext:value-type="float">
            <text:p>236235083</text:p>
          </table:table-cell>
          <table:table-cell office:value-type="float" office:value="1149461168" calcext:value-type="float">
            <text:p>1149461168</text:p>
          </table:table-cell>
        </table:table-row>
        <table:table-row table:style-name="ro1">
          <table:table-cell/>
          <table:table-cell office:value-type="float" office:value="259707736" calcext:value-type="float">
            <text:p>259707736</text:p>
          </table:table-cell>
          <table:table-cell office:value-type="float" office:value="710141" calcext:value-type="float">
            <text:p>710141</text:p>
          </table:table-cell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165953057" calcext:value-type="float">
            <text:p>165953057</text:p>
          </table:table-cell>
          <table:table-cell office:value-type="float" office:value="394035672" calcext:value-type="float">
            <text:p>394035672</text:p>
          </table:table-cell>
          <table:table-cell office:value-type="float" office:value="1181856656" calcext:value-type="float">
            <text:p>1181856656</text:p>
          </table:table-cell>
          <table:table-cell office:value-type="float" office:value="4668466864" calcext:value-type="float">
            <text:p>4668466864</text:p>
          </table:table-cell>
        </table:table-row>
        <table:table-row table:style-name="ro1">
          <table:table-cell/>
          <table:table-cell office:value-type="float" office:value="1278463196" calcext:value-type="float">
            <text:p>1278463196</text:p>
          </table:table-cell>
          <table:table-cell office:value-type="float" office:value="2561174" calcext:value-type="float">
            <text:p>256117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40581" calcext:value-type="float">
            <text:p>3340581</text:p>
          </table:table-cell>
          <table:table-cell office:value-type="float" office:value="11759363" calcext:value-type="float">
            <text:p>117593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053938" calcext:value-type="float">
            <text:p>12053938</text:p>
          </table:table-cell>
          <table:table-cell office:value-type="float" office:value="48076720" calcext:value-type="float">
            <text:p>48076720</text:p>
          </table:table-cell>
          <table:table-cell table:number-columns-repeated="2"/>
          <table:table-cell office:value-type="string" calcext:value-type="string">
            <text:p>Parallel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656820" calcext:value-type="float">
            <text:p>55656820</text:p>
          </table:table-cell>
          <table:table-cell office:value-type="float" office:value="490793" calcext:value-type="float">
            <text:p>490793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39298551" calcext:value-type="float">
            <text:p>239298551</text:p>
          </table:table-cell>
          <table:table-cell office:value-type="float" office:value="710339" calcext:value-type="float">
            <text:p>710339</text:p>
          </table:table-cell>
          <table:table-cell table:number-columns-repeated="2"/>
          <table:table-cell office:value-type="string" calcext:value-type="string">
            <text:p>float</text:p>
          </table:table-cell>
          <table:table-cell office:value-type="float" office:value="1024" calcext:value-type="float">
            <text:p>1024</text:p>
          </table:table-cell>
          <table:table-cell office:value-type="float" office:value="415892" calcext:value-type="float">
            <text:p>415892</text:p>
          </table:table-cell>
          <table:table-cell office:value-type="float" office:value="97182" calcext:value-type="float">
            <text:p>97182</text:p>
          </table:table-cell>
          <table:table-cell office:value-type="float" office:value="107056" calcext:value-type="float">
            <text:p>107056</text:p>
          </table:table-cell>
          <table:table-cell office:value-type="float" office:value="490793" calcext:value-type="float">
            <text:p>490793</text:p>
          </table:table-cell>
        </table:table-row>
        <table:table-row table:style-name="ro1">
          <table:table-cell/>
          <table:table-cell office:value-type="float" office:value="953714753" calcext:value-type="float">
            <text:p>953714753</text:p>
          </table:table-cell>
          <table:table-cell office:value-type="float" office:value="2903389" calcext:value-type="float">
            <text:p>2903389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76163" calcext:value-type="float">
            <text:p>76163</text:p>
          </table:table-cell>
          <table:table-cell office:value-type="float" office:value="209199" calcext:value-type="float">
            <text:p>209199</text:p>
          </table:table-cell>
          <table:table-cell office:value-type="float" office:value="262295" calcext:value-type="float">
            <text:p>262295</text:p>
          </table:table-cell>
          <table:table-cell office:value-type="float" office:value="710339" calcext:value-type="float">
            <text:p>710339</text:p>
          </table:table-cell>
        </table:table-row>
        <table:table-row table:style-name="ro1">
          <table:table-cell/>
          <table:table-cell office:value-type="float" office:value="4638120924" calcext:value-type="float">
            <text:p>4638120924</text:p>
          </table:table-cell>
          <table:table-cell office:value-type="float" office:value="8292562" calcext:value-type="float">
            <text:p>8292562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3974" calcext:value-type="float">
            <text:p>113974</text:p>
          </table:table-cell>
          <table:table-cell office:value-type="float" office:value="261209" calcext:value-type="float">
            <text:p>261209</text:p>
          </table:table-cell>
          <table:table-cell office:value-type="float" office:value="710141" calcext:value-type="float">
            <text:p>710141</text:p>
          </table:table-cell>
          <table:table-cell office:value-type="float" office:value="2903389" calcext:value-type="float">
            <text:p>2903389</text:p>
          </table:table-cell>
        </table:table-row>
        <table:table-row table:style-name="ro1">
          <table:table-cell/>
          <table:table-cell office:value-type="float" office:value="56284" calcext:value-type="float">
            <text:p>56284</text:p>
          </table:table-cell>
          <table:table-cell office:value-type="float" office:value="41159601" calcext:value-type="float">
            <text:p>41159601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95778" calcext:value-type="float">
            <text:p>195778</text:p>
          </table:table-cell>
          <table:table-cell office:value-type="float" office:value="811880" calcext:value-type="float">
            <text:p>811880</text:p>
          </table:table-cell>
          <table:table-cell office:value-type="float" office:value="2561174" calcext:value-type="float">
            <text:p>2561174</text:p>
          </table:table-cell>
          <table:table-cell office:value-type="float" office:value="8292562" calcext:value-type="float">
            <text:p>8292562</text:p>
          </table:table-cell>
        </table:table-row>
        <table:table-row table:style-name="ro1">
          <table:table-cell/>
          <table:table-cell office:value-type="float" office:value="211011" calcext:value-type="float">
            <text:p>211011</text:p>
          </table:table-cell>
          <table:table-cell office:value-type="float" office:value="121505991" calcext:value-type="float">
            <text:p>121505991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919406" calcext:value-type="float">
            <text:p>919406</text:p>
          </table:table-cell>
          <table:table-cell office:value-type="float" office:value="4760440" calcext:value-type="float">
            <text:p>4760440</text:p>
          </table:table-cell>
          <table:table-cell office:value-type="float" office:value="11759363" calcext:value-type="float">
            <text:p>11759363</text:p>
          </table:table-cell>
          <table:table-cell office:value-type="float" office:value="41159601" calcext:value-type="float">
            <text:p>41159601</text:p>
          </table:table-cell>
        </table:table-row>
        <table:table-row table:style-name="ro1">
          <table:table-cell/>
          <table:table-cell office:value-type="float" office:value="1110191" calcext:value-type="float">
            <text:p>1110191</text:p>
          </table:table-cell>
          <table:table-cell office:value-type="float" office:value="319545" calcext:value-type="float">
            <text:p>319545</text:p>
          </table:table-cell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25446311" calcext:value-type="float">
            <text:p>25446311</text:p>
          </table:table-cell>
          <table:table-cell office:value-type="float" office:value="33266348" calcext:value-type="float">
            <text:p>33266348</text:p>
          </table:table-cell>
          <table:table-cell office:value-type="float" office:value="48076720" calcext:value-type="float">
            <text:p>48076720</text:p>
          </table:table-cell>
          <table:table-cell office:value-type="float" office:value="121505991" calcext:value-type="float">
            <text:p>121505991</text:p>
          </table:table-cell>
        </table:table-row>
        <table:table-row table:style-name="ro1">
          <table:table-cell/>
          <table:table-cell office:value-type="float" office:value="9067686" calcext:value-type="float">
            <text:p>9067686</text:p>
          </table:table-cell>
          <table:table-cell office:value-type="float" office:value="74417" calcext:value-type="float">
            <text:p>744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855366" calcext:value-type="float">
            <text:p>40855366</text:p>
          </table:table-cell>
          <table:table-cell office:value-type="float" office:value="118533" calcext:value-type="float">
            <text:p>1185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5953057" calcext:value-type="float">
            <text:p>165953057</text:p>
          </table:table-cell>
          <table:table-cell office:value-type="float" office:value="232761" calcext:value-type="float">
            <text:p>232761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14835" calcext:value-type="float">
            <text:p>214835</text:p>
          </table:table-cell>
          <table:table-cell office:value-type="float" office:value="7345247" calcext:value-type="float">
            <text:p>7345247</text:p>
          </table:table-cell>
          <table:table-cell table:number-columns-repeated="2"/>
          <table:table-cell office:value-type="string" calcext:value-type="string">
            <text:p>double</text:p>
          </table:table-cell>
          <table:table-cell office:value-type="float" office:value="1024" calcext:value-type="float">
            <text:p>1024</text:p>
          </table:table-cell>
          <table:table-cell office:value-type="float" office:value="319545" calcext:value-type="float">
            <text:p>319545</text:p>
          </table:table-cell>
          <table:table-cell office:value-type="float" office:value="75820" calcext:value-type="float">
            <text:p>75820</text:p>
          </table:table-cell>
          <table:table-cell office:value-type="float" office:value="109623" calcext:value-type="float">
            <text:p>109623</text:p>
          </table:table-cell>
          <table:table-cell office:value-type="float" office:value="5216515" calcext:value-type="float">
            <text:p>5216515</text:p>
          </table:table-cell>
        </table:table-row>
        <table:table-row table:style-name="ro1">
          <table:table-cell/>
          <table:table-cell office:value-type="float" office:value="805622" calcext:value-type="float">
            <text:p>805622</text:p>
          </table:table-cell>
          <table:table-cell office:value-type="float" office:value="39838689" calcext:value-type="float">
            <text:p>39838689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float" office:value="74417" calcext:value-type="float">
            <text:p>74417</text:p>
          </table:table-cell>
          <table:table-cell office:value-type="float" office:value="112673" calcext:value-type="float">
            <text:p>112673</text:p>
          </table:table-cell>
          <table:table-cell office:value-type="float" office:value="247241" calcext:value-type="float">
            <text:p>247241</text:p>
          </table:table-cell>
          <table:table-cell office:value-type="float" office:value="979469" calcext:value-type="float">
            <text:p>979469</text:p>
          </table:table-cell>
        </table:table-row>
        <table:table-row table:style-name="ro1">
          <table:table-cell/>
          <table:table-cell office:value-type="float" office:value="3793861" calcext:value-type="float">
            <text:p>3793861</text:p>
          </table:table-cell>
          <table:table-cell office:value-type="float" office:value="75820" calcext:value-type="float">
            <text:p>75820</text:p>
          </table:table-cell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8533" calcext:value-type="float">
            <text:p>118533</text:p>
          </table:table-cell>
          <table:table-cell office:value-type="float" office:value="300263" calcext:value-type="float">
            <text:p>300263</text:p>
          </table:table-cell>
          <table:table-cell office:value-type="float" office:value="916659" calcext:value-type="float">
            <text:p>916659</text:p>
          </table:table-cell>
          <table:table-cell office:value-type="float" office:value="2828378" calcext:value-type="float">
            <text:p>2828378</text:p>
          </table:table-cell>
        </table:table-row>
        <table:table-row table:style-name="ro1">
          <table:table-cell/>
          <table:table-cell office:value-type="float" office:value="21132878" calcext:value-type="float">
            <text:p>21132878</text:p>
          </table:table-cell>
          <table:table-cell office:value-type="float" office:value="112673" calcext:value-type="float">
            <text:p>112673</text:p>
          </table:table-cell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232761" calcext:value-type="float">
            <text:p>232761</text:p>
          </table:table-cell>
          <table:table-cell office:value-type="float" office:value="605781" calcext:value-type="float">
            <text:p>605781</text:p>
          </table:table-cell>
          <table:table-cell office:value-type="float" office:value="2627580" calcext:value-type="float">
            <text:p>2627580</text:p>
          </table:table-cell>
          <table:table-cell office:value-type="float" office:value="15285053" calcext:value-type="float">
            <text:p>15285053</text:p>
          </table:table-cell>
        </table:table-row>
        <table:table-row table:style-name="ro1">
          <table:table-cell/>
          <table:table-cell office:value-type="float" office:value="76762215" calcext:value-type="float">
            <text:p>76762215</text:p>
          </table:table-cell>
          <table:table-cell office:value-type="float" office:value="300263" calcext:value-type="float">
            <text:p>300263</text:p>
          </table:table-cell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7345247" calcext:value-type="float">
            <text:p>7345247</text:p>
          </table:table-cell>
          <table:table-cell office:value-type="float" office:value="8011900" calcext:value-type="float">
            <text:p>8011900</text:p>
          </table:table-cell>
          <table:table-cell office:value-type="float" office:value="24025824" calcext:value-type="float">
            <text:p>24025824</text:p>
          </table:table-cell>
          <table:table-cell office:value-type="float" office:value="70450614" calcext:value-type="float">
            <text:p>70450614</text:p>
          </table:table-cell>
        </table:table-row>
        <table:table-row table:style-name="ro1">
          <table:table-cell/>
          <table:table-cell office:value-type="float" office:value="394035672" calcext:value-type="float">
            <text:p>394035672</text:p>
          </table:table-cell>
          <table:table-cell office:value-type="float" office:value="605781" calcext:value-type="float">
            <text:p>605781</text:p>
          </table:table-cell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39838689" calcext:value-type="float">
            <text:p>39838689</text:p>
          </table:table-cell>
          <table:table-cell office:value-type="float" office:value="48489648" calcext:value-type="float">
            <text:p>48489648</text:p>
          </table:table-cell>
          <table:table-cell office:value-type="float" office:value="85080926" calcext:value-type="float">
            <text:p>85080926</text:p>
          </table:table-cell>
          <table:table-cell office:value-type="float" office:value="305080135" calcext:value-type="float">
            <text:p>305080135</text:p>
          </table:table-cell>
        </table:table-row>
        <table:table-row table:style-name="ro1">
          <table:table-cell/>
          <table:table-cell office:value-type="float" office:value="728497" calcext:value-type="float">
            <text:p>728497</text:p>
          </table:table-cell>
          <table:table-cell office:value-type="float" office:value="8011900" calcext:value-type="float">
            <text:p>80119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73904" calcext:value-type="float">
            <text:p>2673904</text:p>
          </table:table-cell>
          <table:table-cell office:value-type="float" office:value="48489648" calcext:value-type="float">
            <text:p>4848964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68883" calcext:value-type="float">
            <text:p>12568883</text:p>
          </table:table-cell>
          <table:table-cell office:value-type="float" office:value="109623" calcext:value-type="float">
            <text:p>1096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413981" calcext:value-type="float">
            <text:p>66413981</text:p>
          </table:table-cell>
          <table:table-cell office:value-type="float" office:value="247241" calcext:value-type="float">
            <text:p>24724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6235083" calcext:value-type="float">
            <text:p>236235083</text:p>
          </table:table-cell>
          <table:table-cell office:value-type="float" office:value="916659" calcext:value-type="float">
            <text:p>91665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81856656" calcext:value-type="float">
            <text:p>1181856656</text:p>
          </table:table-cell>
          <table:table-cell office:value-type="float" office:value="2627580" calcext:value-type="float">
            <text:p>26275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56393" calcext:value-type="float">
            <text:p>2956393</text:p>
          </table:table-cell>
          <table:table-cell office:value-type="float" office:value="24025824" calcext:value-type="float">
            <text:p>2402582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831307" calcext:value-type="float">
            <text:p>10831307</text:p>
          </table:table-cell>
          <table:table-cell office:value-type="float" office:value="85080926" calcext:value-type="float">
            <text:p>85080926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532536" calcext:value-type="float">
            <text:p>50532536</text:p>
          </table:table-cell>
          <table:table-cell office:value-type="float" office:value="5216515" calcext:value-type="float">
            <text:p>52165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4861674" calcext:value-type="float">
            <text:p>234861674</text:p>
          </table:table-cell>
          <table:table-cell office:value-type="float" office:value="979469" calcext:value-type="float">
            <text:p>9794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49461168" calcext:value-type="float">
            <text:p>1149461168</text:p>
          </table:table-cell>
          <table:table-cell office:value-type="float" office:value="2828378" calcext:value-type="float">
            <text:p>28283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68466864" calcext:value-type="float">
            <text:p>4668466864</text:p>
          </table:table-cell>
          <table:table-cell office:value-type="float" office:value="15285053" calcext:value-type="float">
            <text:p>152850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450614" calcext:value-type="float">
            <text:p>704506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5080135" calcext:value-type="float">
            <text:p>30508013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2T14:13:08.607108631</meta:creation-date>
    <dc:date>2023-11-02T14:54:32.864581486</dc:date>
    <meta:editing-duration>PT10M3S</meta:editing-duration>
    <meta:editing-cycles>1</meta:editing-cycles>
    <meta:generator>LibreOffice/6.4.7.2$Linux_X86_64 LibreOffice_project/40$Build-2</meta:generator>
    <meta:document-statistic meta:table-count="2" meta:cell-count="563" meta:object-count="0"/>
  </office:meta>
</office:document-meta>
</file>